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98.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35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pelled Tuscalooso in all prior editions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Garage category listed twice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Restaurants category listed without an address or name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ake Elsim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wn listed as Elsinore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urist Homes category listed twice, but with repeated address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Restaurants category listed twice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outh Norwal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ernandi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wn listed twice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7" calcext:value-type="float">
            <text:p>1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Caf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rre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West Scar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0" calcext:value-type="float">
            <text:p>20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ne restaurant also mentioned as Tavern, but spelled differently (Rosanna’s Rosana)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D'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imlock Par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imlock Park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2 are larger ads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6" calcext:value-type="float">
            <text:p>2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style-name="ce1" office:value-type="string" calcext:value-type="string">
            <text:p>Category is missing. Very similar name and same address listed as Tourist Home in 1941.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ad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2" calcext:value-type="float">
            <text:p>2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Category listed twice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outh Pleasantvill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5" calcext:value-type="float">
            <text:p>3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26" calcext:value-type="float">
            <text:p>2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, 1 is chine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9" calcext:value-type="float">
            <text:p>1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87" calcext:value-type="float">
            <text:p>87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5" calcext:value-type="float">
            <text:p>1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20" calcext:value-type="float">
            <text:p>2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etective Agency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arlem 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, 2 are chine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43" calcext:value-type="float">
            <text:p>4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n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indenhurs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ong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Westchester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ad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Va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s an ad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pelling now chanted to Ashville (without “e”)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ad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ll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ame name listed under Service Station as well.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ame name listed under Tourist Home as well.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5" calcext:value-type="float">
            <text:p>1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19" calcext:value-type="float">
            <text:p>1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7" calcext:value-type="float">
            <text:p>1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res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Germantown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Germantown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8" calcext:value-type="float">
            <text:p>2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1" calcext:value-type="float">
            <text:p>2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tee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Chinese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Odg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 is ad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ne is “Guest House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cord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imb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un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orthf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Northfo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i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“Lodging”, <text:s/>but same address listed as Tourist Cabin in 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Penbr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Penbr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Restaurant</text:p>
          </table:table-cell>
          <table:table-cell office:value-type="float" office:value="21" calcext:value-type="float">
            <text:p>2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Garage</text:p>
          </table:table-cell>
          <table:table-cell office:value-type="float" office:value="10" calcext:value-type="float">
            <text:p>10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4:24.159956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5:03.222968091</dc:date>
    <dc:creator>Claudia Engel</dc:creator>
    <meta:editing-duration>P55DT2H34M4S</meta:editing-duration>
    <meta:editing-cycles>909</meta:editing-cycles>
    <meta:generator>LibreOffice/6.0.2.1$MacOSX_X86_64 LibreOffice_project/f7f06a8f319e4b62f9bc5095aa112a65d2f3ac89</meta:generator>
    <meta:document-statistic meta:table-count="1" meta:cell-count="8660" meta:object-count="0"/>
  </office:meta>
</office:document-meta>
</file>